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1900000462DC58E295CCB5FC29.png" manifest:media-type="image/png"/>
  <manifest:file-entry manifest:full-path="Pictures/100000000000031900000462A3B171B4C32C8432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06cm" fo:min-width="0.16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94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19cm, 6.895cm, 12.226cm, 6.934cm)" draw:image-opacity="100%" style:mirror="none"/>
    </style:style>
    <style:style style:name="gr6" style:family="graphic" style:parent-style-name="objectwithoutfill">
      <style:graphic-properties svg:stroke-color="#00ff00" draw:fill="none" draw:textarea-vertical-align="middle"/>
    </style:style>
    <style:style style:name="gr7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034cm" svg:height="0.962cm" svg:x="1.1cm" svg:y="0.6cm">
          <draw:text-box>
            <text:p>Pedigree</text:p>
          </draw:text-box>
        </draw:frame>
        <draw:custom-shape draw:style-name="gr2" draw:text-style-name="P2" draw:layer="layout" svg:width="0.669cm" svg:height="0.556cm" svg:x="1.4cm" svg:y="2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69cm" svg:height="0.626cm" svg:x="3.33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.332cm" svg:y1="2.448cm" svg:x2="2.069cm" svg:y2="2.448cm">
          <text:p/>
        </draw:line>
        <draw:line draw:style-name="gr4" draw:text-style-name="P2" draw:layer="layout" svg:x1="2.663cm" svg:y1="2.448cm" svg:x2="2.669cm" svg:y2="3.827cm">
          <text:p/>
        </draw:line>
        <draw:line draw:style-name="gr4" draw:text-style-name="P2" draw:layer="layout" svg:x1="3.786cm" svg:y1="3.856cm" svg:x2="1.51cm" svg:y2="3.856cm">
          <text:p/>
        </draw:line>
        <draw:line draw:style-name="gr4" draw:text-style-name="P2" draw:layer="layout" svg:x1="1.51cm" svg:y1="3.856cm" svg:x2="1.496cm" svg:y2="4.439cm">
          <text:p/>
        </draw:line>
        <draw:line draw:style-name="gr4" draw:text-style-name="P2" draw:layer="layout" svg:x1="2.653cm" svg:y1="3.885cm" svg:x2="2.639cm" svg:y2="4.468cm">
          <text:p/>
        </draw:line>
        <draw:line draw:style-name="gr4" draw:text-style-name="P2" draw:layer="layout" svg:x1="3.81cm" svg:y1="3.858cm" svg:x2="3.796cm" svg:y2="4.441cm">
          <text:p/>
        </draw:line>
        <draw:custom-shape draw:style-name="gr3" draw:text-style-name="P2" draw:layer="layout" svg:width="0.669cm" svg:height="0.626cm" svg:x="3.43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69cm" svg:height="0.626cm" svg:x="2.33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69cm" svg:height="0.626cm" svg:x="1.13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0.697cm" svg:height="0.645cm" svg:x="1.4cm" svg:y="2.1cm">
          <draw:text-box>
            <text:p text:style-name="P3"><text:span text:style-name="T1">1</text:span></text:p>
          </draw:text-box>
        </draw:frame>
        <draw:frame draw:style-name="gr1" draw:text-style-name="P4" draw:layer="layout" svg:width="0.697cm" svg:height="0.645cm" svg:x="3.301cm" svg:y="2.101cm">
          <draw:text-box>
            <text:p text:style-name="P3"><text:span text:style-name="T1">2</text:span></text:p>
          </draw:text-box>
        </draw:frame>
        <draw:frame draw:style-name="gr1" draw:text-style-name="P4" draw:layer="layout" svg:width="0.697cm" svg:height="0.645cm" svg:x="1.103cm" svg:y="4.455cm">
          <draw:text-box>
            <text:p text:style-name="P3"><text:span text:style-name="T1">3</text:span></text:p>
          </draw:text-box>
        </draw:frame>
        <draw:frame draw:style-name="gr1" draw:text-style-name="P4" draw:layer="layout" svg:width="0.697cm" svg:height="0.645cm" svg:x="2.304cm" svg:y="4.456cm">
          <draw:text-box>
            <text:p text:style-name="P3"><text:span text:style-name="T1">4</text:span></text:p>
          </draw:text-box>
        </draw:frame>
        <draw:frame draw:style-name="gr1" draw:text-style-name="P4" draw:layer="layout" svg:width="0.697cm" svg:height="0.645cm" svg:x="3.405cm" svg:y="4.457cm">
          <draw:text-box>
            <text:p text:style-name="P3"><text:span text:style-name="T1">5</text:span></text:p>
          </draw:text-box>
        </draw:frame>
        <draw:frame draw:style-name="gr1" draw:text-style-name="P1" draw:layer="layout" svg:width="2.225cm" svg:height="0.962cm" svg:x="7.7cm" svg:y="0.6cm">
          <draw:text-box>
            <text:p>Model</text:p>
          </draw:text-box>
        </draw:frame>
        <draw:frame draw:style-name="gr5" draw:text-style-name="P5" draw:layer="layout" svg:width="4cm" svg:height="3.579cm" svg:x="7.5cm" svg:y="1.543cm">
          <draw:image xlink:href="Pictures/100000000000031900000462A3B171B4C32C8432.pdf" xlink:type="simple" xlink:show="embed" xlink:actuate="onLoad" loext:mime-type="application/pdf">
            <text:p/>
          </draw:image>
          <draw:image xlink:href="Pictures/100000000000031900000462DC58E295CCB5FC29.png" xlink:type="simple" xlink:show="embed" xlink:actuate="onLoad" loext:mime-type="image/png"/>
        </draw:frame>
        <draw:line draw:style-name="gr6" draw:text-style-name="P2" draw:layer="layout" svg:x1="2.1cm" svg:y1="2.2cm" svg:x2="4.3cm" svg:y2="1.5cm">
          <text:p/>
        </draw:line>
        <draw:line draw:style-name="gr7" draw:text-style-name="P2" draw:layer="layout" svg:x1="4.3cm" svg:y1="1.5cm" svg:x2="9.7cm" svg:y2="2.5cm">
          <text:p/>
        </draw:line>
        <draw:line draw:style-name="gr7" draw:text-style-name="P2" draw:layer="layout" svg:x1="4cm" svg:y1="2.4cm" svg:x2="9.7cm" svg:y2="3.033cm">
          <text:p/>
        </draw:line>
        <draw:line draw:style-name="gr7" draw:text-style-name="P2" draw:layer="layout" svg:x1="4.1cm" svg:y1="4.8cm" svg:x2="9.7cm" svg:y2="4.533cm">
          <text:p/>
        </draw:line>
        <draw:line draw:style-name="gr7" draw:text-style-name="P2" draw:layer="layout" svg:x1="1.7cm" svg:y1="4.5cm" svg:x2="9.7cm" svg:y2="3.533cm">
          <text:p/>
        </draw:line>
        <draw:line draw:style-name="gr7" draw:text-style-name="P2" draw:layer="layout" svg:x1="2.9cm" svg:y1="4.5cm" svg:x2="9.7cm" svg:y2="4.033cm">
          <text:p/>
        </draw:line>
        <draw:frame draw:style-name="gr8" draw:text-style-name="P1" draw:layer="layout" svg:width="7.8cm" svg:height="1cm" svg:x="1.1cm" svg:y="5.7cm">
          <draw:text-box>
            <text:p>Variance-Covariance</text:p>
          </draw:text-box>
        </draw:frame>
        <draw:frame draw:style-name="gr9" draw:text-style-name="P1" draw:layer="layout" svg:width="11.3cm" svg:height="1.673cm" svg:x="2.8cm" svg:y="6.7cm">
          <draw:text-box>
            <text:p>a<text:span text:style-name="T1">1</text:span> <text:tab/><text:tab/>a<text:span text:style-name="T1">2</text:span><text:tab/><text:tab/>a<text:span text:style-name="T1">3</text:span><text:tab/><text:tab/>a<text:span text:style-name="T1">4</text:span><text:tab/><text:tab/>a<text:span text:style-name="T1">5</text:span></text:p>
          </draw:text-box>
        </draw:frame>
        <draw:frame draw:style-name="gr1" draw:text-style-name="P1" draw:layer="layout" svg:width="1.752cm" svg:height="3.806cm" svg:x="1.6cm" svg:y="7.7cm">
          <draw:text-box>
            <text:p>a<text:span text:style-name="T1">1</text:span> </text:p>
            <text:p>a<text:span text:style-name="T1">2</text:span></text:p>
            <text:p>a<text:span text:style-name="T1">3</text:span></text:p>
            <text:p>a<text:span text:style-name="T1">4</text:span><text:tab/></text:p>
            <text:p>a<text:span text:style-name="T1">5</text:span></text:p>
          </draw:text-box>
        </draw:frame>
        <draw:line draw:style-name="gr4" draw:text-style-name="P2" draw:layer="layout" svg:x1="1.7cm" svg:y1="7.7cm" svg:x2="8.9cm" svg:y2="7.7cm">
          <text:p/>
        </draw:line>
        <draw:line draw:style-name="gr4" draw:text-style-name="P2" draw:layer="layout" svg:x1="2.7cm" svg:y1="7cm" svg:x2="2.8cm" svg:y2="11.5cm">
          <text:p/>
        </draw:line>
        <draw:frame draw:style-name="gr1" draw:text-style-name="P7" draw:layer="layout" svg:width="1.764cm" svg:height="0.725cm" svg:x="2.6cm" svg:y="7.9cm">
          <draw:text-box>
            <text:p text:style-name="P6"><text:span text:style-name="T2">var(a</text:span><text:span text:style-name="T3">1</text:span><text:span text:style-name="T2">)</text:span></text:p>
          </draw:text-box>
        </draw:frame>
        <draw:frame draw:style-name="gr1" draw:text-style-name="P7" draw:layer="layout" svg:width="2.349cm" svg:height="0.725cm" svg:x="4.8cm" svg:y="7.901cm">
          <draw:text-box>
            <text:p text:style-name="P6"><text:span text:style-name="T2">cov(a</text:span><text:span text:style-name="T3">1</text:span><text:span text:style-name="T2">,a</text:span><text:span text:style-name="T3">2</text:span><text:span text:style-name="T2">)</text:span></text:p>
          </draw:text-box>
        </draw:frame>
        <draw:frame draw:style-name="gr1" draw:text-style-name="P7" draw:layer="layout" svg:width="2.349cm" svg:height="0.725cm" svg:x="7.301cm" svg:y="7.902cm">
          <draw:text-box>
            <text:p text:style-name="P6"><text:span text:style-name="T2">cov(a</text:span><text:span text:style-name="T3">1</text:span><text:span text:style-name="T2">,a</text:span><text:span text:style-name="T3">3</text:span><text:span text:style-name="T2">)</text:span></text:p>
          </draw:text-box>
        </draw:frame>
        <draw:frame draw:style-name="gr1" draw:text-style-name="P7" draw:layer="layout" svg:width="2.349cm" svg:height="0.725cm" svg:x="9.902cm" svg:y="7.903cm">
          <draw:text-box>
            <text:p text:style-name="P6"><text:span text:style-name="T2">cov(a</text:span><text:span text:style-name="T3">1</text:span><text:span text:style-name="T2">,a</text:span><text:span text:style-name="T3">4</text:span><text:span text:style-name="T2">)</text:span></text:p>
          </draw:text-box>
        </draw:frame>
        <draw:frame draw:style-name="gr1" draw:text-style-name="P7" draw:layer="layout" svg:width="2.349cm" svg:height="0.725cm" svg:x="12.203cm" svg:y="7.904cm">
          <draw:text-box>
            <text:p text:style-name="P6"><text:span text:style-name="T2">cov(a</text:span><text:span text:style-name="T3">1</text:span><text:span text:style-name="T2">,a</text:span><text:span text:style-name="T3">5</text:span><text:span text:style-name="T2">)</text:span></text:p>
          </draw:text-box>
        </draw:frame>
        <draw:frame draw:style-name="gr1" draw:text-style-name="P7" draw:layer="layout" svg:width="1.764cm" svg:height="0.725cm" svg:x="5.1cm" svg:y="8.601cm">
          <draw:text-box>
            <text:p text:style-name="P6"><text:span text:style-name="T2">var(a</text:span><text:span text:style-name="T3">2</text:span><text:span text:style-name="T2">)</text:span></text:p>
          </draw:text-box>
        </draw:frame>
        <draw:frame draw:style-name="gr1" draw:text-style-name="P7" draw:layer="layout" svg:width="1.764cm" svg:height="0.725cm" svg:x="7.6cm" svg:y="9.402cm">
          <draw:text-box>
            <text:p text:style-name="P6"><text:span text:style-name="T2">var(a</text:span><text:span text:style-name="T3">3</text:span><text:span text:style-name="T2">)</text:span></text:p>
          </draw:text-box>
        </draw:frame>
        <draw:frame draw:style-name="gr1" draw:text-style-name="P7" draw:layer="layout" svg:width="1.764cm" svg:height="0.725cm" svg:x="10.2cm" svg:y="10.003cm">
          <draw:text-box>
            <text:p text:style-name="P6"><text:span text:style-name="T2">var(a</text:span><text:span text:style-name="T3">4</text:span><text:span text:style-name="T2">)</text:span></text:p>
          </draw:text-box>
        </draw:frame>
        <draw:frame draw:style-name="gr1" draw:text-style-name="P7" draw:layer="layout" svg:width="1.764cm" svg:height="0.725cm" svg:x="12.7cm" svg:y="10.804cm">
          <draw:text-box>
            <text:p text:style-name="P6"><text:span text:style-name="T2">var(a</text:span><text:span text:style-name="T3">5</text:span><text:span text:style-name="T2">)</text:span></text:p>
          </draw:text-box>
        </draw:frame>
        <draw:frame draw:style-name="gr1" draw:text-style-name="P7" draw:layer="layout" svg:width="2.349cm" svg:height="0.725cm" svg:x="7.302cm" svg:y="8.603cm">
          <draw:text-box>
            <text:p text:style-name="P6"><text:span text:style-name="T2">cov(a</text:span><text:span text:style-name="T3">2</text:span><text:span text:style-name="T2">,a</text:span><text:span text:style-name="T3">3</text:span><text:span text:style-name="T2">)</text:span></text:p>
          </draw:text-box>
        </draw:frame>
        <draw:frame draw:style-name="gr1" draw:text-style-name="P7" draw:layer="layout" svg:width="2.349cm" svg:height="0.725cm" svg:x="9.903cm" svg:y="8.704cm">
          <draw:text-box>
            <text:p text:style-name="P6"><text:span text:style-name="T2">cov(a</text:span><text:span text:style-name="T3">2</text:span><text:span text:style-name="T2">,a</text:span><text:span text:style-name="T3">4</text:span><text:span text:style-name="T2">)</text:span></text:p>
          </draw:text-box>
        </draw:frame>
        <draw:frame draw:style-name="gr1" draw:text-style-name="P7" draw:layer="layout" svg:width="2.349cm" svg:height="0.725cm" svg:x="9.904cm" svg:y="9.405cm">
          <draw:text-box>
            <text:p text:style-name="P6"><text:span text:style-name="T2">cov(a</text:span><text:span text:style-name="T3">3</text:span><text:span text:style-name="T2">,a</text:span><text:span text:style-name="T3">4</text:span><text:span text:style-name="T2">)</text:span></text:p>
          </draw:text-box>
        </draw:frame>
        <draw:frame draw:style-name="gr1" draw:text-style-name="P7" draw:layer="layout" svg:width="2.349cm" svg:height="0.725cm" svg:x="12.204cm" svg:y="8.705cm">
          <draw:text-box>
            <text:p text:style-name="P6"><text:span text:style-name="T2">cov(a</text:span><text:span text:style-name="T3">2</text:span><text:span text:style-name="T2">,a</text:span><text:span text:style-name="T3">5</text:span><text:span text:style-name="T2">)</text:span></text:p>
          </draw:text-box>
        </draw:frame>
        <draw:frame draw:style-name="gr1" draw:text-style-name="P7" draw:layer="layout" svg:width="2.349cm" svg:height="0.725cm" svg:x="12.204cm" svg:y="9.405cm">
          <draw:text-box>
            <text:p text:style-name="P6"><text:span text:style-name="T2">cov(a</text:span><text:span text:style-name="T3">3</text:span><text:span text:style-name="T2">,a</text:span><text:span text:style-name="T3">5</text:span><text:span text:style-name="T2">)</text:span></text:p>
          </draw:text-box>
        </draw:frame>
        <draw:frame draw:style-name="gr1" draw:text-style-name="P7" draw:layer="layout" svg:width="2.349cm" svg:height="0.725cm" svg:x="12.205cm" svg:y="10.106cm">
          <draw:text-box>
            <text:p text:style-name="P6"><text:span text:style-name="T2">cov(a</text:span><text:span text:style-name="T3">4</text:span><text:span text:style-name="T2">,a</text:span><text:span text:style-name="T3">5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01T11:57:49.116617172</dc:date>
    <meta:editing-duration>PT32M7S</meta:editing-duration>
    <meta:editing-cycles>6</meta:editing-cycles>
    <meta:generator>LibreOffice/6.1.0.3$MacOSX_X86_64 LibreOffice_project/efb621ed25068d70781dc026f7e9c5187a4decd1</meta:generator>
    <meta:document-statistic meta:object-count="45"/>
  </office:meta>
</office:document-meta>
</file>